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4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7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3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2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9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8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30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43243636364" calcext:value-type="float">
            <text:p>15.0643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97102068966" calcext:value-type="float">
            <text:p>15.04971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934" calcext:value-type="float">
            <text:p>15.0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4206896552" calcext:value-type="float">
            <text:p>15.0324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86212" calcext:value-type="float">
            <text:p>15.028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75112" calcext:value-type="float">
            <text:p>15.0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6288275862" calcext:value-type="float">
            <text:p>15.06862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6792" calcext:value-type="float">
            <text:p>15.11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9557241379" calcext:value-type="float">
            <text:p>15.0959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0064" calcext:value-type="float">
            <text:p>15.08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91091428571" calcext:value-type="float">
            <text:p>15.0791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04296" calcext:value-type="float">
            <text:p>15.0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1703225806" calcext:value-type="float">
            <text:p>15.054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8856" calcext:value-type="float">
            <text:p>15.03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59228387097" calcext:value-type="float">
            <text:p>15.015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07828" calcext:value-type="float">
            <text:p>15.000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1576774194" calcext:value-type="float">
            <text:p>15.002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2467096774" calcext:value-type="float">
            <text:p>15.026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12424" calcext:value-type="float">
            <text:p>15.07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7076129032" calcext:value-type="float">
            <text:p>15.063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6168" calcext:value-type="float">
            <text:p>15.0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0510967742" calcext:value-type="float">
            <text:p>15.108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6831428571" calcext:value-type="float">
            <text:p>15.09968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7630967742" calcext:value-type="float">
            <text:p>15.089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7630967742" calcext:value-type="float">
            <text:p>15.089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13478709677" calcext:value-type="float">
            <text:p>15.061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8256" calcext:value-type="float">
            <text:p>15.0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1783225807" calcext:value-type="float">
            <text:p>15.1181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6028387097" calcext:value-type="float">
            <text:p>15.122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66576" calcext:value-type="float">
            <text:p>15.11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8243870968" calcext:value-type="float">
            <text:p>15.1008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79414285714" calcext:value-type="float">
            <text:p>15.0979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5641290323" calcext:value-type="float">
            <text:p>15.0955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6763076923" calcext:value-type="float">
            <text:p>15.08267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638336" calcext:value-type="float">
            <text:p>15.076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07187692308" calcext:value-type="float">
            <text:p>15.07071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144816" calcext:value-type="float">
            <text:p>15.061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834" calcext:value-type="float">
            <text:p>15.054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9901538462" calcext:value-type="float">
            <text:p>15.04399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090464" calcext:value-type="float">
            <text:p>15.040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8264" calcext:value-type="float">
            <text:p>15.0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5554285714" calcext:value-type="float">
            <text:p>15.0575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6845714286" calcext:value-type="float">
            <text:p>15.0566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5554285714" calcext:value-type="float">
            <text:p>15.0575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5554285714" calcext:value-type="float">
            <text:p>15.0575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740103055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38" meta:object-count="0"/>
    <meta:user-defined meta:name="AppVersion">3.0</meta:user-defined>
  </office:meta>
</office:document-meta>
</file>